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orphans="0" fo:widows="0" fo:hyphenation-ladder-count="no-limit"/>
      <style:text-properties fo:font-weight="bold" style:letter-kerning="true" style:font-name-asian="Lucida Sans Unicode" style:font-weight-asian="bold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/>
      <style:text-properties fo:font-size="16pt" fo:font-weight="bold" style:letter-kerning="true" style:font-name-asian="Lucida Sans Unicode" style:font-size-asian="16pt" style:font-weight-asian="bold" style:font-size-complex="16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/>
      <style:text-properties style:letter-kerning="true" style:font-name-asian="Lucida Sans Unicode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orphans="0" fo:widows="0" fo:hyphenation-ladder-count="no-limit"/>
      <style:text-properties fo:font-size="14pt" fo:font-weight="bold" style:letter-kerning="true" style:font-name-asian="Lucida Sans Unicode" style:font-size-asian="14pt" style:font-weight-asian="bold" style:font-size-complex="14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orphans="0" fo:widows="0" fo:hyphenation-ladder-count="no-limit"/>
      <style:text-properties fo:font-weight="normal" style:letter-kerning="true" style:font-name-asian="Lucida Sans Unicode" style:font-weight-asian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style:paragraph-properties fo:padding-left="0cm" fo:padding-right="0cm" fo:padding-top="0.035cm" fo:padding-bottom="0cm" fo:border-left="none" fo:border-right="none" fo:border-top="0.035cm solid #00000a" fo:border-bottom="none"/>
    </style:style>
    <style:style style:name="P12" style:family="paragraph" style:parent-style-name="Standard">
      <style:paragraph-properties fo:padding-left="0cm" fo:padding-right="0cm" fo:padding-top="0.035cm" fo:padding-bottom="0cm" fo:border-left="none" fo:border-right="none" fo:border-top="0.035cm solid #00000a" fo:border-bottom="non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035cm solid #00000a" fo:border-bottom="non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49cm" fo:margin-right="0cm" fo:text-align="center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5" style:family="paragraph" style:parent-style-name="Standard" style:master-page-name="Standard">
      <style:paragraph-properties style:page-number="auto"/>
      <style:text-properties fo:font-size="18pt" fo:font-style="italic" fo:font-weight="bold" style:font-size-asian="18pt" style:font-style-asian="italic" style:font-weight-asian="bold" style:font-size-complex="18pt"/>
    </style:style>
    <style:style style:name="P16" style:family="paragraph" style:parent-style-name="Standard">
      <style:paragraph-properties fo:orphans="0" fo:widows="0" fo:hyphenation-ladder-count="no-limit"/>
      <style:text-properties fo:font-weight="bold" style:letter-kerning="true" style:font-name-asian="Lucida Sans Unicode" style:font-weight-asian="bold" style:font-weight-complex="bold" fo:hyphenate="false" fo:hyphenation-remain-char-count="2" fo:hyphenation-push-char-count="2"/>
    </style:style>
    <style:style style:name="P17" style:family="paragraph" style:parent-style-name="Standard" style:list-style-name="WWNum1">
      <style:paragraph-properties fo:orphans="0" fo:widows="0" fo:hyphenation-ladder-count="no-limit">
        <style:tab-stops>
          <style:tab-stop style:position="1.27cm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orphans="0" fo:widows="0" fo:hyphenation-ladder-count="no-limit"/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19" style:family="paragraph" style:parent-style-name="Standard" style:list-style-name="WWNum1">
      <style:paragraph-properties fo:orphans="0" fo:widows="0" fo:hyphenation-ladder-count="no-limit">
        <style:tab-stops>
          <style:tab-stop style:position="1.27cm"/>
        </style:tab-stops>
      </style:paragraph-properties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20" style:family="paragraph" style:parent-style-name="Standard" style:list-style-name="WWNum1">
      <style:paragraph-properties fo:text-align="justify" style:justify-single-word="false" fo:orphans="0" fo:widows="0" fo:hyphenation-ladder-count="no-limit">
        <style:tab-stops>
          <style:tab-stop style:position="1.27cm"/>
        </style:tab-stops>
      </style:paragraph-properties>
      <style:text-properties fo:font-size="13pt" style:letter-kerning="true" style:font-name-asian="Lucida Sans Unicode" style:font-size-asian="13pt" style:font-size-complex="13pt"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3" style:family="paragraph" style:parent-style-name="List_20_Paragraph" style:list-style-name="WWNum1">
      <style:text-properties fo:font-size="13pt" style:letter-kerning="true" style:font-name-asian="Lucida Sans Unicode" style:font-size-asian="13pt" style:font-size-complex="13pt"/>
    </style:style>
    <style:style style:name="T1" style:family="text">
      <style:text-properties fo:color="#00000a" style:text-underline-style="none" fo:font-weight="bold" style:font-weight-asian="bold"/>
    </style:style>
    <style:style style:name="T2" style:family="text">
      <style:text-properties fo:font-size="16pt" fo:font-weight="bold" style:letter-kerning="true" style:font-name-asian="Lucida Sans Unicode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bold" style:letter-kerning="true" style:font-name-asian="Lucida Sans Unicode" style:font-size-asian="16pt" style:font-weight-asian="bold" style:font-size-complex="16pt" style:font-weight-complex="bold"/>
    </style:style>
    <style:style style:name="T4" style:family="text">
      <style:text-properties fo:color="#ff0000" style:letter-kerning="true" style:font-name-asian="Lucida Sans Unicode"/>
    </style:style>
    <style:style style:name="T5" style:family="text">
      <style:text-properties fo:font-weight="bold" style:letter-kerning="true" style:font-name-asian="Lucida Sans Unicode" style:font-weight-asian="bold" style:font-weight-complex="bold"/>
    </style:style>
    <style:style style:name="T6" style:family="text">
      <style:text-properties style:letter-kerning="true" style:font-name-asian="Lucida Sans Unicode"/>
    </style:style>
    <style:style style:name="T7" style:family="text">
      <style:text-properties fo:font-size="13pt" style:letter-kerning="true" style:font-name-asian="Lucida Sans Unicode" style:font-size-asian="13pt" style:font-size-complex="13pt"/>
    </style:style>
    <style:style style:name="T8" style:family="text">
      <style:text-properties style:font-name="Wingdings" fo:font-size="13pt" style:letter-kerning="true" style:font-name-asian="Lucida Sans Unicode" style:font-size-asian="13pt" style:font-size-complex="13pt"/>
    </style:style>
    <style:style style:name="T9" style:family="text">
      <style:text-properties fo:font-variant="normal" fo:text-transform="none" fo:font-size="12pt" fo:letter-spacing="normal" fo:font-style="normal" fo:font-weight="bold" style:letter-kerning="true" style:font-name-asian="Lucida Sans Unicode" style:font-weight-asian="bold" style:font-weight-complex="bold"/>
    </style:style>
    <style:style style:name="T10" style:family="text">
      <style:text-properties fo:font-variant="normal" fo:text-transform="none" fo:font-size="12pt" fo:letter-spacing="normal" fo:font-style="normal" fo:font-weight="normal"/>
    </style:style>
    <style:style style:name="T11" style:family="text">
      <style:text-properties fo:font-weight="normal" style:letter-kerning="true" style:font-name-asian="Lucida Sans Unicod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czniowski Klub Sportowy „GROM SP2” Lublin</text:p>
      <text:p text:style-name="P14"/>
      <text:p text:style-name="P14">ul. Mickiewicza 24, 20-433 Lublin</text:p>
      <text:p text:style-name="Standard"/>
      <text:p text:style-name="Standard"><text:a xlink:type="simple" xlink:href="mailto:uksgromsp2lublin@o2.pl" text:style-name="Internet_20_link" text:visited-style-name="Visited_20_Internet_20_Link"><text:span text:style-name="T1">uksgromsp2lublin@o2.pl</text:span></text:a></text:p>
      <text:p text:style-name="P1"/>
      <text:p text:style-name="P11"/>
      <text:p text:style-name="P3"><text:span text:style-name="T2">Informacje dla wyjeżdżających na kolonię - wypoczynek dla dzieci</text:span><text:span text:style-name="T3"> </text:span><text:span text:style-name="T2"><text:line-break/>w Jarosławcu w terminie 25.07.2021 r. – 04.08.2022 r.</text:span></text:p>
      <text:p text:style-name="P4"/>
      <text:p text:style-name="P5"><text:span text:style-name="T5">Organizator:</text:span><text:span text:style-name="T6"> Uczniowski Klub Sportowy GROM SP2 Lublin, ul. Mickiewicza 24, 20-433 Lublin </text:span></text:p>
      <text:p text:style-name="P5"><text:span text:style-name="T5">Zakwaterowanie: </text:span><text:span text:style-name="T9">ul. Bałtycka 67, 76–107 Jarosławiec</text:span><text:span text:style-name="T10">tel. (59) 810 95 66, (59) 815 21 90, <text:s text:c="4"/></text:span><text:a xlink:type="simple" xlink:href="mailto:owr.barka.jaroslawiec@gmail.com" text:style-name="Internet_20_link" text:visited-style-name="Visited_20_Internet_20_Link"><text:span text:style-name="T10">owr.barka.jaroslawiec@gmail.com</text:span></text:a><text:span text:style-name="T10"> <text:s text:c="4"/>www.barka-jaroslawiec.pl</text:span></text:p>
      <text:p text:style-name="P2"/>
      <text:p text:style-name="P2">Kadra obozu: </text:p>
      <text:p text:style-name="P9"><text:span text:style-name="T6">Piotr Łuszczew organizator – opiekun grupy <text:s text:c="11"/></text:span>tel. 609-006-576</text:p>
      <text:p text:style-name="P6">Grzegorz Łata – kierownik <text:s text:c="27"/><text:tab/>tel. 607-359-439</text:p>
      <text:p text:style-name="P6">Urszula Łuszczew – opiekun grupy <text:s text:c="22"/><text:tab/>tel. 609-006-574</text:p>
      <text:p text:style-name="P6">Gertrduda Stryjecka-Łata – opiekun grupy <text:s text:c="14"/>tel. 607-069-989</text:p>
      <text:p text:style-name="P2"/>
      <text:p text:style-name="P10"><text:span text:style-name="T5">Zbiórka przed wyjazdem</text:span><text:span text:style-name="T6">: 25.07.2022 r. – poniedziałek, godz. </text:span><text:span text:style-name="T4">7:00 <text:s text:c="42"/></text:span><text:span text:style-name="T6"><text:s/>parking autokarowy – przy stadionie ARENA</text:span></text:p>
      <text:p text:style-name="P10"><text:span text:style-name="T6"/></text:p>
      <text:p text:style-name="P7"><text:span text:style-name="T5">Wyjazd na kolonię:</text:span><text:span text:style-name="T6"> godz. </text:span><text:span text:style-name="T4">7:30</text:span></text:p>
      <text:p text:style-name="P7"><text:span text:style-name="T4"><text:s/></text:span></text:p>
      <text:p text:style-name="P10"><text:span text:style-name="T5">Planowany powrót: </text:span><text:span text:style-name="T11">04</text:span><text:span text:style-name="T6">.08.2022 r. – czwartek, ok. godz. </text:span><text:span text:style-name="T4">19:00</text:span><text:span text:style-name="T6"> <text:s text:c="47"/>parking autokarowy – przy stadionie ARENA</text:span></text:p>
      <text:p text:style-name="P5"><text:span text:style-name="T6"><text:line-break/></text:span><text:span text:style-name="T5">Do torby zapakuj:</text:span></text:p>
      <text:p text:style-name="P18">- <text:s text:c="3"/>legitymację szkolną,</text:p>
      <text:list xml:id="list6570864449869048702" text:style-name="WWNum1">
        <text:list-item>
          <text:p text:style-name="P23">maseczkę ochronną,</text:p>
        </text:list-item>
        <text:list-item>
          <text:p text:style-name="P23">kremy do opalania z dobrym filtrem, okulary słoneczne,</text:p>
        </text:list-item>
        <text:list-item>
          <text:p text:style-name="P23">OBWIĄZKOWO nakrycie głowy np. czapka, chusta,</text:p>
        </text:list-item>
        <text:list-item>
          <text:p text:style-name="P19">kurtkę przeciwdeszczową, buty do ćwiczeń na orliku, lekkie obuwie zmienne lub do chodzenia po domku,</text:p>
        </text:list-item>
        <text:list-item>
          <text:p text:style-name="P19">stroje kąpielowe/kąpielówki i klapki, 2 duże ręczniki, pidżamę, bieliznę osobistą,</text:p>
        </text:list-item>
        <text:list-item>
          <text:p text:style-name="P19">kosmetyki higieniczne: mydło, pastę do zębów, szczoteczkę, szampon,</text:p>
        </text:list-item>
        <text:list-item>
          <text:p text:style-name="P20">osobiste lekarstwa – jeśli bierzesz je stale ( napisać obowiązkowo w karcie ); środki przeciwgorączkowe, które dają Ci rodzice itp,</text:p>
        </text:list-item>
        <text:list-item>
          <text:p text:style-name="P19">grę planszową lub towarzyską swoją ulubioną , ew. kredki, mały blok rysunkowy,</text:p>
        </text:list-item>
        <text:list-item>
          <text:p text:style-name="P17"><text:span text:style-name="T7">DOBRY HUMOR </text:span><text:span text:style-name="T8"></text:span></text:p>
        </text:list-item>
      </text:list>
      <text:p text:style-name="P6"/>
      <text:p text:style-name="P8">Jeśli dziecko cierpi na chorobę lokomocyjną bardzo prosimy o podanie leku AVIOMARIN lub LOKOMOTIV pół godziny przed podróżą.</text:p>
      <text:p text:style-name="P8"/>
      <text:p text:style-name="P12"/>
      <text:p text:style-name="P13">Numer konta UKS GROM SP2 Lublin na które można dokonywać wpłaty <text:line-break/>za obóz – Bank Pekao SA: 12 1240 2470 1111 0010 6881 32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9pt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la </meta:initial-creator>
    <meta:creation-date>2022-05-31T09:35:01.51</meta:creation-date>
    <dc:date>2022-05-31T10:09:14</dc:date>
    <dc:creator>ula </dc:creator>
    <meta:editing-duration>PT11M5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8" meta:word-count="264" meta:character-count="1967"/>
  </office:meta>
</office:document-meta>
</file>